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BF0000028ADF1CB20D17CB613C.png" manifest:media-type="image/png"/>
  <manifest:file-entry manifest:full-path="Pictures/10000201000000F00000006F95B0ABBD8D0AF237.png" manifest:media-type="image/png"/>
  <manifest:file-entry manifest:full-path="Pictures/1000020100000179000000AD0F3ADC361B1D184C.png" manifest:media-type="image/png"/>
  <manifest:file-entry manifest:full-path="Pictures/1000020100000164000001642545E823B76CA0E8.png" manifest:media-type="image/png"/>
  <manifest:file-entry manifest:full-path="Pictures/10000201000005970000023F2DADA2C1FA1539E3.png" manifest:media-type="image/png"/>
  <manifest:file-entry manifest:full-path="Pictures/10000201000004A2000001B5EB792684D373BEE4.png" manifest:media-type="image/png"/>
  <manifest:file-entry manifest:full-path="Pictures/100002010000055500000351547A34400AA59562.png" manifest:media-type="image/png"/>
  <manifest:file-entry manifest:full-path="Pictures/10000201000000C40000006A11FDF319A5DE3967.png" manifest:media-type="image/png"/>
  <manifest:file-entry manifest:full-path="Pictures/10000201000001490000015778EAB05FF6DC20F2.png" manifest:media-type="image/png"/>
  <manifest:file-entry manifest:full-path="Pictures/10000201000003CA00000354959CA1663C54EEB9.png" manifest:media-type="image/png"/>
  <manifest:file-entry manifest:full-path="Pictures/10000201000001DD0000011FB9AF63D0241B9EF2.png" manifest:media-type="image/png"/>
  <manifest:file-entry manifest:full-path="Pictures/100002010000006000000060F572A2F3DC7F8625.png" manifest:media-type="image/png"/>
  <manifest:file-entry manifest:full-path="Pictures/100002010000028E000000633CA9445ED1C0F6CC.png" manifest:media-type="image/png"/>
  <manifest:file-entry manifest:full-path="Pictures/10000201000002910000006738A46051D7709C5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bf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461cm" fo:min-width="1.22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1.072cm" fo:min-width="2.979cm"/>
    </style:style>
    <style:style style:name="gr6" style:family="graphic" style:parent-style-name="Standard_5f_2">
      <style:graphic-properties draw:stroke="none" draw:fill-color="#dde8cb" draw:textarea-horizontal-align="justify" draw:textarea-vertical-align="middle" draw:auto-grow-height="false" fo:min-height="14.281cm" fo:min-width="1.14cm"/>
    </style:style>
    <style:style style:name="gr7" style:family="graphic" style:parent-style-name="Standard_5f_2">
      <style:graphic-properties draw:stroke="none" draw:fill-color="#d4ea6b" draw:textarea-horizontal-align="justify" draw:textarea-vertical-align="middle" draw:auto-grow-height="false" fo:min-height="25.965cm" fo:min-width="1.288cm"/>
    </style:style>
    <style:style style:name="gr8" style:family="graphic" style:parent-style-name="standard">
      <style:graphic-properties draw:stroke="none" draw:fill="none" fo:min-height="0.945cm"/>
    </style:style>
    <style:style style:name="gr9" style:family="graphic" style:parent-style-name="Standard_5f_2">
      <style:graphic-properties draw:stroke="none" draw:fill-color="#ffdbb6" draw:textarea-horizontal-align="justify" draw:textarea-vertical-align="middle" draw:auto-grow-height="false" fo:min-height="14.281cm" fo:min-width="1.14cm"/>
    </style:style>
    <style:style style:name="gr10" style:family="graphic" style:parent-style-name="Standard_5f_2">
      <style:graphic-properties draw:stroke="none" draw:fill-color="#ec9ba4" draw:textarea-horizontal-align="justify" draw:textarea-vertical-align="middle" draw:auto-grow-height="false" fo:min-height="25.965cm" fo:min-width="1.288cm"/>
    </style:style>
    <style:style style:name="gr11" style:family="graphic" style:parent-style-name="standard">
      <style:graphic-properties draw:stroke="none" draw:fill-color="#00ffea" draw:textarea-horizontal-align="justify" draw:textarea-vertical-align="middle" draw:auto-grow-height="false" fo:min-height="6.437cm" fo:min-width="0.4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552cm"/>
    </style:style>
    <style:style style:name="gr13" style:family="graphic" style:parent-style-name="standard">
      <style:graphic-properties draw:stroke="none" draw:fill-color="#d4ea6b" draw:textarea-horizontal-align="justify" draw:textarea-vertical-align="middle" draw:auto-grow-height="false" fo:min-height="6.437cm" fo:min-width="0.413cm"/>
    </style:style>
    <style:style style:name="gr14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0.984cm"/>
    </style:style>
    <style:style style:name="gr15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16" style:family="graphic" style:parent-style-name="Standard_5f_3">
      <style:graphic-properties draw:stroke="none" draw:fill-color="#ffd7d7" draw:textarea-horizontal-align="justify" draw:textarea-vertical-align="middle" draw:auto-grow-height="false" fo:min-height="14.281cm" fo:min-width="1.14cm"/>
    </style:style>
    <style:style style:name="gr17" style:family="graphic" style:parent-style-name="Standard_5f_3">
      <style:graphic-properties draw:stroke="none" draw:fill-color="#ff3838" draw:textarea-horizontal-align="justify" draw:textarea-vertical-align="middle" draw:auto-grow-height="false" fo:min-height="10.839cm" fo:min-width="17.221cm"/>
    </style:style>
    <style:style style:name="gr18" style:family="graphic" style:parent-style-name="standard">
      <style:graphic-properties draw:stroke="none" draw:fill-color="#ff3838" draw:textarea-horizontal-align="justify" draw:textarea-vertical-align="middle" draw:auto-grow-height="false" fo:min-height="3.286cm" fo:min-width="3.036cm"/>
    </style:style>
    <style:style style:name="gr1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20" style:family="graphic" style:parent-style-name="standard">
      <style:graphic-properties draw:stroke="none" draw:fill-color="#ff3838" draw:textarea-horizontal-align="justify" draw:textarea-vertical-align="middle" draw:auto-grow-height="false" fo:min-height="2.551cm" fo:min-width="2.301cm"/>
    </style:style>
    <style:style style:name="gr21" style:family="graphic" style:parent-style-name="standard">
      <style:graphic-properties draw:stroke="none" svg:stroke-color="#1c1c1c" draw:fill-color="#1c1c1c" draw:opacity="87%" draw:textarea-horizontal-align="justify" draw:textarea-vertical-align="middle" draw:auto-grow-height="false" fo:min-height="14.752cm" fo:min-width="16.96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5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427cm"/>
    </style:style>
    <style:style style:name="gr24" style:family="graphic" style:parent-style-name="standard">
      <style:graphic-properties draw:stroke="none" draw:fill="none" fo:min-height="2.134cm"/>
    </style:style>
    <style:style style:name="gr25" style:family="graphic" style:parent-style-name="standard">
      <style:graphic-properties draw:stroke="none" draw:fill-color="#ffffd7" draw:textarea-horizontal-align="justify" draw:textarea-vertical-align="middle" draw:auto-grow-height="false" fo:min-height="10.649cm" fo:min-width="0.742cm"/>
    </style:style>
    <style:style style:name="gr26" style:family="graphic" style:parent-style-name="standard">
      <style:graphic-properties draw:stroke="none" draw:fill-color="#8d1d75" draw:textarea-horizontal-align="justify" draw:textarea-vertical-align="middle" draw:auto-grow-height="false" fo:min-height="6.745cm" fo:min-width="0.048cm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9" style:family="graphic" style:parent-style-name="standard">
      <style:graphic-properties draw:stroke="none" draw:fill="none" fo:min-height="3.556cm"/>
    </style:style>
    <style:style style:name="gr30" style:family="graphic" style:parent-style-name="standard">
      <style:graphic-properties draw:stroke="none" draw:fill="none" fo:min-height="2.84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35" style:family="graphic" style:parent-style-name="standard">
      <style:graphic-properties draw:stroke="none" draw:fill-color="#dee7e5" draw:textarea-horizontal-align="justify" draw:textarea-vertical-align="middle" draw:auto-grow-height="false" fo:min-height="3.283cm" fo:min-width="0.222cm"/>
    </style:style>
    <style:style style:name="gr36" style:family="graphic" style:parent-style-name="standard">
      <style:graphic-properties draw:stroke="none" draw:fill-color="#e8f2a1" draw:textarea-horizontal-align="justify" draw:textarea-vertical-align="middle" draw:auto-grow-height="false" fo:min-height="7.785cm" fo:min-width="0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3.473cm"/>
    </style:style>
    <style:style style:name="pr5" style:family="presentation" style:parent-style-name="Default-title">
      <style:graphic-properties draw:textarea-vertical-align="top" fo:min-height="1.423cm"/>
    </style:style>
    <style:style style:name="pr6" style:family="presentation" style:parent-style-name="Default-title">
      <style:graphic-properties draw:textarea-vertical-align="top" fo:min-height="1.303cm"/>
    </style:style>
    <style:style style:name="pr7" style:family="presentation" style:parent-style-name="Default-outline1" style:list-style-name="L4">
      <style:graphic-properties fo:min-height="11.929cm"/>
    </style:style>
    <style:style style:name="pr8" style:family="presentation" style:parent-style-name="Default-outline1" style:list-style-name="L4">
      <style:graphic-properties fo:min-height="11.929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outline1" style:list-style-name="L4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title">
      <style:graphic-properties draw:textarea-vertical-align="top" fo:min-height="3.311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outline1" style:list-style-name="L4">
      <style:graphic-properties fo:min-height="11.929cm"/>
    </style:style>
    <style:style style:name="pr22" style:family="presentation" style:parent-style-name="Default-outline1" style:list-style-name="L4">
      <style:graphic-properties fo:min-height="11.929cm"/>
    </style:style>
    <style:style style:name="pr23" style:family="presentation" style:parent-style-name="Default-outline1" style:list-style-name="L4">
      <style:graphic-properties fo:min-height="11.929cm"/>
    </style:style>
    <style:style style:name="pr24" style:family="presentation" style:parent-style-name="Default-outline1" style:list-style-name="L4">
      <style:graphic-properties fo:min-height="11.929cm"/>
    </style:style>
    <style:style style:name="pr25" style:family="presentation" style:parent-style-name="Default-outline1" style:list-style-name="L4">
      <style:graphic-properties fo:min-height="11.929cm"/>
    </style:style>
    <style:style style:name="pr26" style:family="presentation" style:parent-style-name="Default-outline1" style:list-style-name="L4">
      <style:graphic-properties fo:min-height="11.929cm"/>
    </style:style>
    <style:style style:name="pr27" style:family="presentation" style:parent-style-name="Default-outline1" style:list-style-name="L4">
      <style:graphic-properties fo:min-height="11.929cm"/>
    </style:style>
    <style:style style:name="pr28" style:family="presentation" style:parent-style-name="Default-outline1" style:list-style-name="L4">
      <style:graphic-properties fo:min-height="11.929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373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outline1" style:list-style-name="L4">
      <style:graphic-properties fo:min-height="11.929cm"/>
    </style:style>
    <style:style style:name="pr36" style:family="presentation" style:parent-style-name="Default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outline1" style:list-style-name="L4">
      <style:graphic-properties fo:min-height="11.929cm"/>
    </style:style>
    <style:style style:name="pr41" style:family="presentation" style:parent-style-name="Default-outline1" style:list-style-name="L4">
      <style:graphic-properties fo:min-height="11.929cm"/>
    </style:style>
    <style:style style:name="pr42" style:family="presentation" style:parent-style-name="Default-outline1" style:list-style-name="L4">
      <style:graphic-properties fo:min-height="11.929cm"/>
    </style:style>
    <style:style style:name="pr43" style:family="presentation" style:parent-style-name="Default-outline1" style:list-style-name="L4">
      <style:graphic-properties fo:min-height="11.929cm"/>
    </style:style>
    <style:style style:name="pr44" style:family="presentation" style:parent-style-name="Default-outline1" style:list-style-name="L4">
      <style:graphic-properties fo:min-height="11.929cm"/>
    </style:style>
    <style:style style:name="pr45" style:family="presentation" style:parent-style-name="Default-outline1" style:list-style-name="L4">
      <style:graphic-properties fo:min-height="11.929cm"/>
    </style:style>
    <style:style style:name="pr46" style:family="presentation" style:parent-style-name="Default-title">
      <style:graphic-properties draw:textarea-vertical-align="top" fo:min-height="1.732cm"/>
    </style:style>
    <style:style style:name="pr47" style:family="presentation" style:parent-style-name="Default-outline1" style:list-style-name="L4">
      <style:graphic-properties fo:min-height="11.929cm"/>
    </style:style>
    <style:style style:name="pr48" style:family="presentation" style:parent-style-name="Default-outline1" style:list-style-name="L4">
      <style:graphic-properties fo:min-height="11.929cm"/>
    </style:style>
    <style:style style:name="pr49" style:family="presentation" style:parent-style-name="Default-outline1" style:list-style-name="L4">
      <style:graphic-properties fo:min-height="11.929cm"/>
    </style:style>
    <style:style style:name="pr50" style:family="presentation" style:parent-style-name="Default-outline1" style:list-style-name="L4">
      <style:graphic-properties fo:min-height="11.929cm"/>
    </style:style>
    <style:style style:name="pr51" style:family="presentation" style:parent-style-name="Default-outline1" style:list-style-name="L4">
      <style:graphic-properties fo:min-height="11.929cm"/>
    </style:style>
    <style:style style:name="pr52" style:family="presentation" style:parent-style-name="Default-outline1" style:list-style-name="L4">
      <style:graphic-properties fo:min-height="11.929cm"/>
    </style:style>
    <style:style style:name="pr53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bf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dde8cb"/>
      <style:paragraph-properties fo:text-align="center"/>
      <style:text-properties fo:language="fr" fo:country="FR"/>
    </style:style>
    <style:style style:name="P11" style:family="paragraph">
      <loext:graphic-properties draw:fill-color="#d4ea6b"/>
      <style:paragraph-properties fo:text-align="center"/>
      <style:text-properties fo:language="fr" fo:country="F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style:writing-mode="lr-tb"/>
      <style:text-properties style:text-position="33% 58%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16" style:family="paragraph">
      <loext:graphic-properties draw:fill-color="#ffdbb6"/>
      <style:paragraph-properties fo:text-align="center"/>
      <style:text-properties fo:language="fr" fo:country="FR"/>
    </style:style>
    <style:style style:name="P17" style:family="paragraph">
      <loext:graphic-properties draw:fill-color="#ec9ba4"/>
      <style:paragraph-properties fo:text-align="center"/>
      <style:text-properties fo:language="fr" fo:country="FR"/>
    </style:style>
    <style:style style:name="P18" style:family="paragraph">
      <style:paragraph-properties fo:text-align="start" style:writing-mode="lr-tb"/>
      <style:text-properties fo:color="#ffffff" fo:font-size="32pt" fo:language="fr" fo:country="FR" fo:font-weight="bold" style:font-size-asian="32pt" style:font-size-complex="32pt"/>
    </style:style>
    <style:style style:name="P19" style:family="paragraph">
      <style:paragraph-properties fo:margin-left="0cm" fo:margin-right="0cm" fo:margin-top="0.497cm" fo:margin-bottom="0cm" fo:text-align="start" fo:text-indent="0cm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21" style:family="paragraph">
      <loext:graphic-properties draw:fill-color="#00ffea"/>
      <style:paragraph-properties fo:text-align="center"/>
      <style:text-properties fo:language="fr" fo:country="FR"/>
    </style:style>
    <style:style style:name="P22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loext:graphic-properties draw:fill-color="#026b5d"/>
      <style:paragraph-properties fo:text-align="center"/>
      <style:text-properties fo:language="fr" fo:country="FR"/>
    </style:style>
    <style:style style:name="P25" style:family="paragraph">
      <loext:graphic-properties draw:fill-color="#94ffba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27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28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29" style:family="paragraph">
      <loext:graphic-properties draw:fill-color="#ffd7d7"/>
      <style:paragraph-properties fo:text-align="center"/>
      <style:text-properties fo:language="fr" fo:country="FR"/>
    </style:style>
    <style:style style:name="P30" style:family="paragraph">
      <style:paragraph-properties fo:text-align="center" style:writing-mode="lr-tb"/>
    </style:style>
    <style:style style:name="P31" style:family="paragraph">
      <loext:graphic-properties draw:fill-color="#ff3838"/>
      <style:paragraph-properties fo:text-align="center" style:writing-mode="lr-tb"/>
      <style:text-properties fo:language="fr" fo:country="FR"/>
    </style:style>
    <style:style style:name="P32" style:family="paragraph">
      <loext:graphic-properties draw:fill-color="#ff3838"/>
      <style:paragraph-properties fo:text-align="center"/>
    </style:style>
    <style:style style:name="P33" style:family="paragraph">
      <loext:graphic-properties draw:fill-color="#1c1c1c" draw:opacity="87%"/>
      <style:paragraph-properties fo:text-align="center"/>
    </style:style>
    <style:style style:name="P34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5" style:family="paragraph">
      <loext:graphic-properties draw:fill="none" draw:fill-color="#ffffff"/>
      <style:paragraph-properties style:writing-mode="lr-tb"/>
      <style:text-properties fo:color="#ffffff" fo:font-size="13.3999996185303pt" fo:language="fr" fo:country="FR" fo:font-weight="bold" style:font-weight-asian="bold" style:font-weight-complex="bold"/>
    </style:style>
    <style:style style:name="P36" style:family="paragraph">
      <loext:graphic-properties draw:fill="none"/>
      <style:paragraph-properties fo:text-align="center" style:writing-mode="lr-tb"/>
      <style:text-properties fo:font-size="13.3999996185303pt" fo:language="fr" fo:country="FR" fo:font-weight="normal" style:font-weight-asian="normal" style:font-weight-complex="normal"/>
    </style:style>
    <style:style style:name="P37" style:family="paragraph">
      <loext:graphic-properties draw:fill-color="#ffffd7"/>
      <style:paragraph-properties fo:text-align="center"/>
      <style:text-properties fo:language="fr" fo:country="FR"/>
    </style:style>
    <style:style style:name="P38" style:family="paragraph">
      <loext:graphic-properties draw:fill-color="#8d1d75"/>
      <style:paragraph-properties fo:text-align="center"/>
      <style:text-properties fo:language="fr" fo:country="FR"/>
    </style:style>
    <style:style style:name="P39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40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41" style:family="paragraph">
      <loext:graphic-properties draw:fill="none"/>
      <style:paragraph-properties fo:text-align="start" style:writing-mode="lr-tb"/>
      <style:text-properties fo:font-size="13.3999996185303pt" fo:language="fr" fo:country="FR"/>
    </style:style>
    <style:style style:name="P4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43" style:family="paragraph">
      <loext:graphic-properties draw:fill-color="#dee7e5"/>
      <style:paragraph-properties fo:text-align="center"/>
      <style:text-properties fo:language="fr" fo:country="FR"/>
    </style:style>
    <style:style style:name="P44" style:family="paragraph">
      <loext:graphic-properties draw:fill-color="#e8f2a1"/>
      <style:paragraph-properties fo:text-align="center"/>
      <style:text-properties fo:language="fr" fo:country="FR"/>
    </style:style>
    <style:style style:name="P45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6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24pt" style:text-underline-style="solid" style:text-underline-width="auto" style:text-underline-color="font-color" style:font-size-asian="24pt" style:font-size-complex="24pt"/>
    </style:style>
    <style:style style:name="T6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ffffff" fo:font-size="32pt" fo:language="fr" fo:country="FR" fo:font-weight="bold" style:font-size-asian="32pt" style:font-size-complex="32pt"/>
    </style:style>
    <style:style style:name="T8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9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ize="20pt" fo:language="fr" fo:country="F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fo:background-color="transparent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ffffff" fo:font-size="32pt" fo:language="fr" fo:country="FR" fo:font-weight="bold" style:font-size-asian="32pt" style:font-weight-asian="bold" style:font-size-complex="32pt" style:font-weight-complex="bold"/>
    </style:style>
    <style:style style:name="T16" style:family="text">
      <style:text-properties fo:color="#ffffff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17" style:family="text">
      <style:text-properties fo:color="#ffffff" fo:font-size="36pt" fo:language="fr" fo:country="FR" style:text-underline-style="none" fo:font-weight="normal" style:font-size-asian="36pt" style:font-weight-asian="normal" style:font-size-complex="36pt" style:font-weight-complex="normal"/>
    </style:style>
    <style:style style:name="T18" style:family="text">
      <style:text-properties fo:font-size="32pt" fo:language="fr" fo:country="FR" fo:font-weight="bold" style:font-size-asian="32pt" style:font-size-complex="32pt"/>
    </style:style>
    <style:style style:name="T19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0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1" style:family="text">
      <style:text-properties fo:color="#ffffff" fo:font-size="26pt" fo:language="fr" fo:country="FR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2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23" style:family="text">
      <style:text-properties fo:language="fr" fo:country="FR"/>
    </style:style>
    <style:style style:name="T24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ffffff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27" style:family="text">
      <style:text-properties fo:color="#ffffff"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8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9" style:family="text">
      <style:text-properties fo:font-size="13.3999996185303pt"/>
    </style:style>
    <style:style style:name="T30" style:family="text">
      <style:text-properties fo:font-size="18pt" fo:language="fr" fo:country="FR" fo:font-weight="normal" style:font-weight-asian="normal" style:font-weight-complex="normal"/>
    </style:style>
    <style:style style:name="T31" style:family="text">
      <style:text-properties fo:font-size="18pt" fo:language="fr" fo:country="FR" fo:font-weight="bold" style:font-weight-asian="bold" style:font-weight-complex="bold"/>
    </style:style>
    <style:style style:name="T32" style:family="text">
      <style:text-properties fo:font-size="18pt" fo:language="fr" fo:country="FR"/>
    </style:style>
    <style:style style:name="T33" style:family="text">
      <style:text-properties fo:color="#ffffff" style:font-name="Liberation Sans1" fo:font-size="12pt" fo:language="fr" fo:country="FR" fo:font-weight="normal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solid" style:text-underline-width="auto" style:text-underline-color="font-color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fffff" style:text-outline="false" style:text-line-through-style="none" style:text-line-through-type="none" style:font-name="Liberation Sans1" fo:font-size="12pt" fo:language="fr" fo:country="FR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37" style:family="text">
      <style:text-properties fo:color="#ffffff" fo:font-size="28pt" fo:language="fr" fo:country="FR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38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Ergonomie &amp;</text:span><text:span text:style-name="T1"><text:line-break/></text:span><text:span text:style-name="T1">Accessibilit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2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8.781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cm" svg:height="1.84cm" svg:x="23.2cm" svg:y="13.4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3.473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3.441cm" svg:height="11.451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479cm" svg:height="11.322cm" draw:transform="rotate (-3.14159265358979) translate (3.355cm 16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28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.788cm" svg:height="26.215cm" svg:x="-0.988cm" svg:y="-2.6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9.419cm" svg:height="9.419cm" svg:x="9.291cm" svg:y="1.475cm">
          <draw:image xlink:href="Pictures/1000020100000164000001642545E823B76CA0E8.png" xlink:type="simple" xlink:show="embed" xlink:actuate="onLoad" loext:mime-type="image/png">
            <text:p/>
          </draw:image>
        </draw:frame>
        <draw:frame draw:style-name="gr8" draw:text-style-name="P13" draw:layer="layout" svg:width="14.163cm" svg:height="1.195cm" svg:x="6.919cm" svg:y="11.8cm">
          <draw:text-box>
            <text:p><text:span text:style-name="T5"><text:a xlink:href="https://userinyerface.com/game.html" xlink:type="simple">https://userinyerface.com/game.html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5" draw:layer="layout" svg:width="27.353cm" svg:height="1.423cm" svg:x="0.324cm" svg:y="7.164cm" presentation:class="title" presentation:user-transformed="true">
          <draw:text-box>
            <text:p text:style-name="P14"><text:span text:style-name="T6">Qu'est-ce que l'ergonomie ?</text:span></text:p>
          </draw:text-box>
        </draw:frame>
        <draw:custom-shape draw:style-name="gr9" draw:text-style-name="P16" draw:layer="layout" svg:width="1.64cm" svg:height="14.531cm" draw:transform="rotate (-1.5707963267949) translate (28.282cm 14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7" draw:layer="layout" svg:width="1.788cm" svg:height="26.215cm" svg:x="-0.988cm" svg:y="-2.64cm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7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scipline en </text:span><text:span text:style-name="T9">amont</text:span><text:span text:style-name="T8"> du design (UI)</text:span></text:p>
                <text:list>
                  <text:list-item>
                    <text:p text:style-name="P1"><text:span text:style-name="T8">Relation entre l'utilisateur et l'outil</text:span></text:p>
                  </text:list-item>
                </text:list>
              </text:list-item>
              <text:list-item>
                <text:p text:style-name="P1"><text:span text:style-name="T8">Souvent lié à l'UX Design (User eXperience)</text:span></text:p>
                <text:list>
                  <text:list-item>
                    <text:p text:style-name="P1"><text:span text:style-name="T9">UX != UI</text:span><text:span text:style-name="T8"> Métiers différents</text:span></text:p>
                  </text:list-item>
                  <text:list-item>
                    <text:p text:style-name="P1"><text:span text:style-name="T8">UX cherche à susciter de l'émotio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blog-ux.com/quelle-est-la-difference-entre-ux-design-et-ergonomie" xlink:type="simple">https://blog-ux.com/quelle-est-la-difference-entre-ux-design-et-ergonomie</text:a></text:span></text:p>
              </text:list-item>
              <text:list-item>
                <text:p><text:span text:style-name="T11"><text:a xlink:href="https://www.usabilis.com/difference-ux-design-ergonomie/" xlink:type="simple">https://www.usabilis.com/difference-ux-design-ergonomie/</text:a></text:span></text:p>
                <text:p><text:span text:style-name="T11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8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l'utilisateur final au centre de la réflexion</text:span></text:p>
                <text:list>
                  <text:list-item>
                    <text:p text:style-name="P1"><text:span text:style-name="T9">Ne pas prendre vos acquis pour ses acquis</text:span></text:p>
                  </text:list-item>
                  <text:list-item>
                    <text:p text:style-name="P1"><text:span text:style-name="T8">Interrogez / observez votre cible pour mieux la comprendre</text:span></text:p>
                  </text:list-item>
                </text:list>
              </text:list-item>
              <text:list-item>
                <text:p text:style-name="P19"><text:span text:style-name="T8">Lié aux normes d'accessibilité</text:span></text:p>
                <text:p text:style-name="P19"><text:span text:style-name="T8"/></text:p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UX – User eXperience</text:span></text:p>
          </draw:text-box>
        </draw:frame>
        <draw:frame presentation:style-name="pr9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t être de la psychologie appliquée</text:span></text:p>
                <text:list>
                  <text:list-item>
                    <text:p text:style-name="P1"><text:span text:style-name="T8">Conditionnement opérant : très utilisé</text:span></text:p>
                  </text:list-item>
                </text:list>
              </text:list-item>
              <text:list-item>
                <text:p text:style-name="P19"><text:span text:style-name="T8">Domaine qui concerne :</text:span></text:p>
                <text:list>
                  <text:list-item>
                    <text:p text:style-name="P1"><text:span text:style-name="T8">Développeurs / Graphistes / Testeurs… toute l'équipe produit</text:span></text:p>
                  </text:list-item>
                  <text:list-item>
                    <text:p text:style-name="P1"><text:span text:style-name="T8">Domaine très large</text:span></text:p>
                  </text:list-item>
                </text:list>
              </text:list-item>
            </text:list>
          </draw:text-box>
        </draw:frame>
        <draw:custom-shape draw:style-name="gr13" draw:text-style-name="P1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3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fr.wikipedia.org/wiki/Conditionnement_opérant" xlink:type="simple">https://fr.wikipedia.org/wiki/Conditionnement_op%C3%A9ra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0" draw:text-style-name="P20" draw:layer="layout" svg:width="26.06cm" svg:height="11.3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3">L'accessibilité est une sous-branche de l'ergonomie</text:span></text:p>
              </text:list-item>
              <text:list-item>
                <text:p text:style-name="P19"><text:span text:style-name="T13">Réflexion sur l'utilisation </text:span><text:span text:style-name="T8">d'un outil / produit (site web, four, application mobile, magasin…)</text:span></text:p>
                <text:list>
                  <text:list-item>
                    <text:p text:style-name="P1"><text:span text:style-name="T8">Touche plein de domaine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1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étier immature sur le web</text:span></text:p>
                <text:list>
                  <text:list-item>
                    <text:p text:style-name="P1"><text:span text:style-name="T8">Apparition, il y a 5-6 ans</text:span></text:p>
                  </text:list-item>
                  <text:list-item>
                    <text:p text:style-name="P1"><text:span text:style-name="T8">Beaucoup de prétendants : Peu de compétents</text:span></text:p>
                  </text:list-item>
                </text:list>
              </text:list-item>
              <text:list-item>
                <text:p text:style-name="P19"><text:span text:style-name="T8">Prévient beaucoup les mauvaises pratiques </text:span></text:p>
                <text:list>
                  <text:list-item>
                    <text:p text:style-name="P1"><text:span text:style-name="T8">Coûteux en temps de développement</text:span></text:p>
                  </text:list-item>
                  <text:list-item>
                    <text:p text:style-name="P1"><text:span text:style-name="T8">Coûteux financièrement</text:span></text:p>
                  </text:list-item>
                </text:list>
              </text:list-item>
              <text:list-item>
                <text:p text:style-name="P1"><text:span text:style-name="T14">Bon sens != </text:span><text:span text:style-name="T15">Ergonomi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2" draw:text-style-name="P20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e n'est pas forcément rendre le produit intuitif</text:span></text:p>
                <text:list>
                  <text:list-item>
                    <text:p text:style-name="P1"><text:span text:style-name="T8">Ce n'est pas le rôle premier</text:span></text:p>
                  </text:list-item>
                </text:list>
              </text:list-item>
              <text:list-item>
                <text:p text:style-name="P1"><text:span text:style-name="T8">Guider l'utilisateur à effectuer une tâche</text:span></text:p>
                <text:list>
                  <text:list-item>
                    <text:p text:style-name="P1"><text:span text:style-name="T8">Parfois l'utilisateur ne réussit pas du premier coup ou n'est pas la cib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Ergonomie</text:span></text:p>
          </draw:text-box>
        </draw:frame>
        <draw:frame presentation:style-name="pr13" draw:text-style-name="P20" draw:layer="layout" svg:width="26.06cm" svg:height="1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n beau design n'implique pas une bonne ergonomie</text:span></text:p>
              </text:list-item>
              <text:list-item>
                <text:p text:style-name="P19"><text:span text:style-name="T8">L'inverse est vrai</text:span></text:p>
                <text:list>
                  <text:list-item>
                    <text:p text:style-name="P1"><text:span text:style-name="T8">Exemple : </text:span><text:span text:style-name="T16"><text:a xlink:href="https://exrx.net/" xlink:type="simple">https://exrx.net/</text:a></text:span></text:p>
                  </text:list-item>
                </text:list>
              </text:list-item>
              <text:list-item>
                <text:p text:style-name="P1"><text:span text:style-name="T17">C'est aussi travailler avec les contraintes techniques</text:span></text:p>
                <text:list>
                  <text:list-header>
                    <text:p text:style-name="P1"><text:span text:style-name="T17"/></text:p>
                  </text:list-header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4" draw:text-style-name="P24" draw:layer="layout" svg:width="1.484cm" svg:height="26.215cm" draw:transform="rotate (-1.5707963267949) translate (26.164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27" draw:layer="layout" svg:width="26.06cm" svg:height="5.3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/text:p>
                <text:list>
                  <text:list-item>
                    <text:p text:style-name="P1"><text:span text:style-name="T21"><text:a xlink:href="https://www.decathlon.fr/" xlink:type="simple">https://www.decathlon.fr/</text:a></text:span></text:p>
                  </text:list-item>
                  <text:list-item>
                    <text:p text:style-name="P1"><text:span text:style-name="T21"><text:a xlink:href="https://cestmeilleurquandcestbon.com/f/a-la-maison/recette-du-boeuf-bourguignon/" xlink:type="simple">https://cestmeilleurquandcestbon.com/f/a-la-maison/recette-du-boeuf-bourguignon/</text:a></text:span></text:p>
                  </text:list-item>
                </text:list>
              </text:list-item>
            </text:list>
          </draw:text-box>
        </draw:frame>
        <draw:frame presentation:style-name="pr15" draw:text-style-name="P27" draw:layer="layout" svg:width="26.06cm" svg:height="2.705cm" svg:x="1.37cm" svg:y="9.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s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6" draw:text-style-name="P28" draw:layer="layout" svg:width="26.924cm" svg:height="3.311cm" svg:x="0.536cm" svg:y="6.22cm" presentation:class="title" presentation:user-transformed="true">
          <draw:text-box>
            <text:p text:style-name="P14"><text:span text:style-name="T22">Les carrousels (ou sliders) sont une (très) mauvaise idée</text:span></text:p>
          </draw:text-box>
        </draw:frame>
        <draw:custom-shape draw:style-name="gr16" draw:text-style-name="P29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1" draw:layer="layout" svg:width="17.721cm" svg:height="11.089cm" draw:transform="skewX (-0.0307177948351002) rotate (-1.82578893051127) translate (39.486cm 6.452cm)">
          <text:p text:style-name="P30"><text:span text:style-name="T23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6" draw:text-style-name="P29" draw:layer="layout" svg:width="1.64cm" svg:height="14.531cm" draw:transform="rotate (-3.14159265358979) translate (1.2cm 13.53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31" draw:layer="layout" svg:width="17.721cm" svg:height="11.089cm" draw:transform="skewX (-0.0307177948351002) rotate (-1.82578893051127) translate (39.486cm 6.452cm)">
          <text:p text:style-name="P30"><text:span text:style-name="T23"><text:s/></text:span></text:p>
          <draw:enhanced-geometry svg:viewBox="0 0 21600 21600" draw:type="rectangle" draw:enhanced-path="M 0 0 L 21600 0 21600 21600 0 21600 0 0 Z N"/>
        </draw:custom-shape>
        <draw:frame draw:style-name="gr2" draw:text-style-name="P12" draw:layer="layout" svg:width="18.6cm" svg:height="7.473cm" svg:x="0cm" svg:y="0.206cm">
          <draw:image xlink:href="Pictures/10000201000005970000023F2DADA2C1FA1539E3.png" xlink:type="simple" xlink:show="embed" xlink:actuate="onLoad" loext:mime-type="image/png">
            <text:p/>
          </draw:image>
        </draw:frame>
        <draw:frame draw:style-name="gr2" draw:text-style-name="P12" draw:layer="layout" svg:width="21.173cm" svg:height="7.8cm" svg:x="6.799cm" svg:y="7.8cm">
          <draw:image xlink:href="Pictures/10000201000004A2000001B5EB792684D373BEE4.png" xlink:type="simple" xlink:show="embed" xlink:actuate="onLoad" loext:mime-type="image/png">
            <text:p/>
          </draw:image>
        </draw:frame>
        <draw:custom-shape draw:style-name="gr18" draw:text-style-name="P32" draw:layer="layout" svg:width="5cm" svg:height="5cm" svg:x="11.5cm" svg:y="5.375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7" draw:text-style-name="P20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Très mauvaise pratique UX et accessibilité</text:span></text:p>
                <text:list>
                  <text:list-item>
                    <text:p text:style-name="P1"><text:span text:style-name="T8">"Compliqué" à utiliser</text:span></text:p>
                  </text:list-item>
                  <text:list-item>
                    <text:p text:style-name="P1"><text:span text:style-name="T8">Utilisateur subit le contenu</text:span></text:p>
                  </text:list-item>
                </text:list>
              </text:list-item>
              <text:list-item>
                <text:p text:style-name="P19"><text:span text:style-name="T8">Coûteux</text:span></text:p>
                <text:list>
                  <text:list-item>
                    <text:p text:style-name="P1"><text:span text:style-name="T8">Temps de chargement (ajout de scripts externes)</text:span></text:p>
                  </text:list-item>
                  <text:list-item>
                    <text:p text:style-name="P1"><text:span text:style-name="T8">Performances, le carrousel doit s'adapter à l'écran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12" draw:text-style-name="P22" draw:layer="layout" svg:width="25.147cm" svg:height="2.802cm" svg:x="1.021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arrousel / slider</text:span></text:p>
          </draw:text-box>
        </draw:frame>
        <draw:frame presentation:style-name="pr18" draw:text-style-name="P20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Banner blindness → L'utilisateur invisibilise les bannières (voir sources)</text:span></text:p>
              </text:list-item>
              <text:list-item>
                <text:p text:style-name="P1"><text:span text:style-name="T8">Gênant en pleine page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text:span text:style-name="T24"><text:s/>- anglais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arrousel / slider – Solutions</text:span></text:p>
          </draw:text-box>
        </draw:frame>
        <draw:frame presentation:style-name="pr1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Images fixes</text:span></text:p>
              </text:list-item>
              <text:list-item>
                <text:p text:style-name="P19"><text:span text:style-name="T8">"slider" sur terminaux tactiles de petites tailles</text:span></text:p>
                <text:list>
                  <text:list-item>
                    <text:p text:style-name="P1"><text:span text:style-name="T8">Attention au nombre d'éléments</text:span></text:p>
                  </text:list-item>
                </text:list>
              </text:list-item>
              <text:list-item>
                <text:p text:style-name="P19"><text:span text:style-name="T8">Meilleure hiérarchisation de l'information</text:span></text:p>
              </text:list-item>
            </text:list>
          </draw:text-box>
        </draw:frame>
        <draw:frame draw:style-name="gr12" draw:text-style-name="P22" draw:layer="layout" svg:width="25.147cm" svg:height="2.802cm" svg:x="1.022cm" svg:y="13.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shouldiuseacarousel.com/" xlink:type="simple">https://shouldiuseacarousel.com/</text:a></text:span></text:p>
              </text:list-item>
              <text:list-item>
                <text:p><text:span text:style-name="T11"><text:a xlink:href="https://uxplanet.org/the-usability-of-carousel-design-4e3930a10b29" xlink:type="simple">https://uxplanet.org/the-usability-of-carousel-design-4e3930a10b29</text:a></text:span><text:span text:style-name="T24"><text:s/>– anglais</text:span></text:p>
              </text:list-item>
              <text:list-item>
                <text:p><text:span text:style-name="T11"><text:a xlink:href="https://fr.wikipedia.org/wiki/Banner_blindness" xlink:type="simple">https://fr.wikipedia.org/wiki/Banner_blindness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vovardimmobilier.fr/recherche/" xlink:type="simple">https://www.vovardimmobilier.fr/recherche/</text:a></text:span></text:p>
              </text:list-item>
            </text:list>
          </draw:text-box>
        </draw:frame>
        <draw:frame presentation:style-name="pr21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1.721cm" svg:height="13.51cm" svg:x="3.14cm" svg:y="1.12cm">
          <draw:image xlink:href="Pictures/100002010000055500000351547A34400AA59562.png" xlink:type="simple" xlink:show="embed" xlink:actuate="onLoad" loext:mime-type="image/png">
            <text:p/>
          </draw:image>
        </draw:frame>
        <draw:custom-shape draw:style-name="gr20" draw:text-style-name="P32" draw:layer="layout" svg:width="3.961cm" svg:height="3.961cm" svg:x="12.02cm" svg:y="5.8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aux lien</text:span></text:p>
          </draw:text-box>
        </draw:frame>
        <draw:frame presentation:style-name="pr22" draw:text-style-name="P20" draw:layer="layout" svg:width="26.06cm" svg:height="9.705cm" svg:x="1.37cm" svg:y="2.4cm" presentation:class="outline" presentation:user-transformed="true">
          <draw:text-box>
            <text:list text:style-name="L2">
              <text:list-item>
                <text:p text:style-name="P19"><text:span text:style-name="T9">Très mauvaise pratique</text:span></text:p>
                <text:list>
                  <text:list-item>
                    <text:p text:style-name="P1"><text:span text:style-name="T8">Impossibilité d'ouvrir le lien dans un nouvel onglet</text:span></text:p>
                  </text:list-item>
                </text:list>
              </text:list-item>
              <text:list-item>
                <text:p text:style-name="P1"><text:span text:style-name="T8">Rajoute du code non nécessaire pour rediriger l'utilisateur et effectuer une fonctionnalité qui existe déjà</text:span></text:p>
                <text:p text:style-name="P19"><text:span text:style-name="T8"/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aux lien – Solutions</text:span></text:p>
          </draw:text-box>
        </draw:frame>
        <draw:frame presentation:style-name="pr2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a&gt;, elle est faite pour ça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27" draw:layer="layout" svg:width="26.06cm" svg:height="2.7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www.beyonce.com/" xlink:type="simple">https://www.beyonce.com/</text:a></text:span></text:p>
              </text:list-item>
            </text:list>
          </draw:text-box>
        </draw:frame>
        <draw:frame presentation:style-name="pr25" draw:text-style-name="P27" draw:layer="layout" svg:width="26.06cm" svg:height="2.705cm" svg:x="1.37cm" svg:y="5.896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22.134cm" svg:height="15.002cm" svg:x="2.933cm" svg:y="0.374cm">
          <draw:image xlink:href="Pictures/10000201000003BF0000028ADF1CB20D17CB613C.png" xlink:type="simple" xlink:show="embed" xlink:actuate="onLoad" loext:mime-type="image/png">
            <text:p/>
          </draw:image>
        </draw:frame>
        <draw:custom-shape draw:style-name="gr21" draw:text-style-name="P33" draw:layer="layout" svg:width="17.467cm" svg:height="15.002cm" svg:x="7.6cm" svg:y="0.37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2" draw:layer="layout" svg:width="3.961cm" svg:height="3.961cm" svg:x="4.439cm" svg:y="0.3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Burger menu</text:span></text:p>
          </draw:text-box>
        </draw:frame>
        <draw:frame presentation:style-name="pr2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ausse bonne idée</text:span></text:p>
              </text:list-item>
              <text:list-item>
                <text:p text:style-name="P1"><text:span text:style-name="T8">Permet de cacher les choses qu'on ne sait pas ranger</text:span></text:p>
              </text:list-item>
              <text:list-item>
                <text:p text:style-name="P1"><text:span text:style-name="T8">A ne pas utiliser pour y mettre cinq entrées de menu</text:span></text:p>
                <text:list>
                  <text:list-item>
                    <text:p text:style-name="P1"><text:span text:style-name="T8">Et encor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Burger menu – Solutions</text:span></text:p>
          </draw:text-box>
        </draw:frame>
        <draw:frame presentation:style-name="pr2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Système d'onglets</text:span></text:p>
                <text:list>
                  <text:list-item>
                    <text:p text:style-name="P1"><text:span text:style-name="T8">Limité en terme d'entrées</text:span></text:p>
                  </text:list-item>
                </text:list>
              </text:list-item>
              <text:list-item>
                <text:p text:style-name="P19"><text:span text:style-name="T8">Menu avec défilement horizontal </text:span></text:p>
                <text:list>
                  <text:list-item>
                    <text:p text:style-name="P1"><text:span text:style-name="T8">A préférer sur écrans tactiles</text:span></text:p>
                  </text:list-item>
                </text:list>
              </text:list-item>
              <text:list-item>
                <text:p text:style-name="P19"><text:span text:style-name="T8">Préciser que c'est un menu </text:span></text:p>
                <text:list>
                  <text:list-item>
                    <text:p text:style-name="P1"><text:span text:style-name="T8">Ne pas mettre uniquement l'icôn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27" draw:layer="layout" svg:width="26.06cm" svg:height="6.105cm" svg:x="1.37cm" svg:y="2.295cm" presentation:class="outline" presentation:user-transformed="true">
          <draw:text-box>
            <text:p text:style-name="P26"><text:span text:style-name="T26">Pré-requis : </text:span></text:p>
            <text:list text:style-name="L2">
              <text:list-item>
                <text:p text:style-name="P19"><text:span text:style-name="T26">Aller sur le site (en navigation privée) : </text:span></text:p>
                <text:list>
                  <text:list-item>
                    <text:p text:style-name="P1"><text:span text:style-name="T16"><text:a xlink:href="https://web.archive.org/web/20180825013901/http://www.coachcyborg.com/" xlink:type="simple">https://web.archive.org/web/20180825013901/http://www.coachcyborg.com/</text:a></text:span></text:p>
                  </text:list-item>
                  <text:list-item>
                    <text:p text:style-name="P1"><text:span text:style-name="T16"><text:a xlink:href="https://paris-store.com/products/Confitures/5" xlink:type="simple">https://paris-store.com/products/Confitures/5</text:a></text:span></text:p>
                  </text:list-item>
                </text:list>
              </text:list-item>
            </text:list>
          </draw:text-box>
        </draw:frame>
        <draw:frame presentation:style-name="pr29" draw:text-style-name="P27" draw:layer="layout" svg:width="26.06cm" svg:height="2.705cm" svg:x="1.37cm" svg:y="10.2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0" draw:text-style-name="P18" draw:layer="layout" svg:width="26.007cm" svg:height="1.373cm" svg:x="1.393cm" svg:y="0.627cm" presentation:class="title" presentation:user-transformed="true">
          <draw:text-box>
            <text:p text:style-name="P1"><text:span text:style-name="T7">Poids/taille des ressources (assets en anglais)</text:span></text:p>
          </draw:text-box>
        </draw:frame>
        <draw:frame presentation:style-name="pr31" draw:text-style-name="P20" draw:layer="layout" svg:width="26.06cm" svg:height="9.705cm" svg:x="1.37cm" svg:y="2.3cm" presentation:class="outline" presentation:user-transformed="true">
          <draw:text-box>
            <text:list text:style-name="L2">
              <text:list-item>
                <text:p text:style-name="P19"><text:span text:style-name="T8">Influe </text:span><text:span text:style-name="T9">énormément</text:span><text:span text:style-name="T8"> sur le temps de chargement d'un site</text:span></text:p>
              </text:list-item>
              <text:list-item>
                <text:p text:style-name="P19"><text:span text:style-name="T8">Augmente le taux de rebond si chargement trop long</text:span></text:p>
                <text:list>
                  <text:list-item>
                    <text:p text:style-name="P1"><text:span text:style-name="T8">Perte potentielle de revenu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Poids des ressources – Solutions</text:span></text:p>
          </draw:text-box>
        </draw:frame>
        <draw:frame presentation:style-name="pr3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Diminuer le poids des ressources</text:span></text:p>
                <text:list>
                  <text:list-item>
                    <text:p text:style-name="P1"><text:span text:style-name="T8">Ex : Limiter à ~3Mo le poids des images</text:span></text:p>
                  </text:list-item>
                  <text:list-item>
                    <text:p text:style-name="P1"><text:span text:style-name="T8">Préférer des formats optimisés pour le web :</text:span></text:p>
                    <text:list>
                      <text:list-item>
                        <text:p text:style-name="P1"><text:span text:style-name="T8">jpg, png, avif, gif...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8">Charger de façon asynchrone les assets</text:span></text:p>
                <text:list>
                  <text:list-item>
                    <text:p text:style-name="P1"><text:span text:style-name="T8">attr "loading" pour les images</text:span></text:p>
                  </text:list-item>
                  <text:list-item>
                    <text:p text:style-name="P34"><text:span text:style-name="T8">Technique avancée pour les autres types</text:span></text:p>
                  </text:list-item>
                </text:list>
                <text:p text:style-name="P1"><text:span text:style-name="T8"/></text:p>
              </text:list-item>
            </text:list>
          </draw:text-box>
        </draw:frame>
        <draw:frame draw:style-name="gr22" draw:text-style-name="P22" draw:layer="layout" svg:width="25.147cm" svg:height="2.201cm" svg:x="1.022cm" svg:y="13.802cm">
          <draw:text-box>
            <text:p><text:span text:style-name="T10">Source(s) :</text:span></text:p>
            <text:list text:style-name="L1">
              <text:list-item>
                <text:p><text:span text:style-name="T11"><text:a xlink:href="https://developer.mozilla.org/fr/docs/Web/HTML/Element/img#attr-loading" xlink:type="simple">https://developer.mozilla.org/fr/docs/Web/HTML/Element/img#attr-loading</text:a>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fr.mylivingbloom.com/" xlink:type="simple">https://fr.mylivingbloom.com/</text:a></text:span></text:p>
              </text:list-item>
            </text:list>
          </draw:text-box>
        </draw:frame>
        <draw:frame presentation:style-name="pr34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Animations</text:span></text:p>
          </draw:text-box>
        </draw:frame>
        <draw:frame presentation:style-name="pr35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uvent être coûteuses en performance</text:span></text:p>
                <text:list>
                  <text:list-item>
                    <text:p text:style-name="P1"><text:span text:style-name="T8">Notamment les animations au scroll</text:span></text:p>
                  </text:list-item>
                </text:list>
              </text:list-item>
              <text:list-item>
                <text:p text:style-name="P1"><text:span text:style-name="T8">Ralentissent la navigation de l'utilisateur</text:span></text:p>
              </text:list-item>
              <text:list-item>
                <text:p text:style-name="P1"><text:span text:style-name="T8">Peuvent être chronophage en temps de développement</text:span></text:p>
              </text:list-item>
              <text:list-item>
                <text:p text:style-name="P1"><text:span text:style-name="T8">Peuvent nuire à l'accessibilité 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Animations - Solutions</text:span></text:p>
          </draw:text-box>
        </draw:frame>
        <draw:frame presentation:style-name="pr36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nser ses animations en amont</text:span></text:p>
                <text:list>
                  <text:list-item>
                    <text:p text:style-name="P1"><text:span text:style-name="T9">Le contenu doit porter l'animation, pas l'inverse</text:span></text:p>
                  </text:list-item>
                </text:list>
              </text:list-item>
              <text:list-item>
                <text:p text:style-name="P1"><text:span text:style-name="T8">Ne pas en mettre tout simplement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7" draw:layer="layout" svg:width="26.06cm" svg:height="2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 </text:span><text:span text:style-name="T21"><text:a xlink:href="https://jsbin.com/zedimafaja/edit?output" xlink:type="simple">https://jsbin.com/zedimafaja/edit?output</text:a></text:span></text:p>
              </text:list-item>
            </text:list>
          </draw:text-box>
        </draw:frame>
        <draw:frame presentation:style-name="pr38" draw:text-style-name="P27" draw:layer="layout" svg:width="26.06cm" svg:height="2.705cm" svg:x="1.37cm" svg:y="5.895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commune aux pag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Icônes</text:span></text:p>
          </draw:text-box>
        </draw:frame>
        <draw:frame presentation:style-name="pr39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La signification des icônes n'est pas universelle</text:span></text:p>
              </text:list-item>
              <text:list-item>
                <text:p text:style-name="P19"><text:span text:style-name="T8">Tout le monde ne connaît pas leur significatio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Icônes - Solutions</text:span></text:p>
          </draw:text-box>
        </draw:frame>
        <draw:frame presentation:style-name="pr4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Mettre du texte accompagné de l'icône</text:span></text:p>
                <text:list>
                  <text:list-item>
                    <text:p text:style-name="P1"><text:span text:style-name="T8">Donne du sens à l'icône évite des erreurs de la part de l'utilisateur</text:span></text:p>
                  </text:list-item>
                </text:list>
              </text:list-item>
              <text:list-item>
                <text:p text:style-name="P19"><text:span text:style-name="T8">Rajouter les attributs "title" et "aria-labelledby" avec le sens de l'icône ou un texte caché visible uniquement pour les lecteurs d'écran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5" draw:layer="layout" svg:width="25.147cm" svg:height="2.677cm" svg:x="1.02cm" svg:y="13.448cm">
          <draw:text-box>
            <text:p><text:span text:style-name="T27">Source(s) :</text:span></text:p>
            <text:list text:style-name="L1">
              <text:list-item>
                <text:p><text:span text:style-name="T28"><text:a xlink:href="https://developer.mozilla.org/fr/docs/Web/Accessibility/ARIA/ARIA_Techniques/Using_the_aria-labelledby_attribute" xlink:type="simple">https://developer.mozilla.org/fr/docs/Web/Accessibility/ARIA/ARIA_Techniques/Using_the_aria-labelledby_attribute</text:a></text:span></text:p>
              </text:list-item>
            </text:list>
            <text:p><text:span text:style-name="T29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18">Pratiquons !</text:span></text:p>
          </draw:text-box>
        </draw:frame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1" draw:text-style-name="P27" draw:layer="layout" svg:width="26.06cm" svg:height="5.905cm" svg:x="1.37cm" svg:y="2.295cm" presentation:class="outline" presentation:user-transformed="true">
          <draw:text-box>
            <text:p text:style-name="P26"><text:span text:style-name="T19">Pré-requis : </text:span></text:p>
            <text:list text:style-name="L2">
              <text:list-item>
                <text:p text:style-name="P19"><text:span text:style-name="T20">Aller sur le site :</text:span></text:p>
                <text:list>
                  <text:list-item>
                    <text:p text:style-name="P1"><text:span text:style-name="T21"><text:a xlink:href="https://cestmeilleurquandcestbon.com/c/a-la-maison/" xlink:type="simple">https://cestmeilleurquandcestbon.com/c/a-la-maison/</text:a></text:span></text:p>
                  </text:list-item>
                  <text:list-item>
                    <text:p text:style-name="P1"><text:span text:style-name="T21"><text:a xlink:href="https://www.francetvpub.fr/data/" xlink:type="simple">https://www.francetvpub.fr/data/</text:a></text:span></text:p>
                  </text:list-item>
                </text:list>
              </text:list-item>
            </text:list>
          </draw:text-box>
        </draw:frame>
        <draw:frame presentation:style-name="pr42" draw:text-style-name="P27" draw:layer="layout" svg:width="26.06cm" svg:height="3cm" svg:x="1.37cm" svg:y="9.2cm" presentation:class="outline" presentation:user-transformed="true">
          <draw:text-box>
            <text:p text:style-name="P26"><text:span text:style-name="T19">Consignes : </text:span></text:p>
            <text:list text:style-name="L2">
              <text:list-item>
                <text:p text:style-name="P19"><text:span text:style-name="T20">Trouver la mauvaise pratique UX sur la page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9" draw:text-style-name="P24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25" draw:layer="layout" svg:width="1.64cm" svg:height="14.531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11.099cm" svg:height="6cm" svg:x="0.6cm" svg:y="0.4cm">
          <draw:image xlink:href="Pictures/10000201000000C40000006A11FDF319A5DE3967.png" xlink:type="simple" xlink:show="embed" xlink:actuate="onLoad" loext:mime-type="image/png">
            <text:p/>
          </draw:image>
        </draw:frame>
        <draw:frame draw:style-name="gr2" draw:text-style-name="P12" draw:layer="layout" svg:width="16.079cm" svg:height="7.376cm" svg:x="11.121cm" svg:y="7cm">
          <draw:image xlink:href="Pictures/1000020100000179000000AD0F3ADC361B1D184C.png" xlink:type="simple" xlink:show="embed" xlink:actuate="onLoad" loext:mime-type="image/png">
            <text:p/>
          </draw:image>
        </draw:frame>
        <draw:custom-shape draw:style-name="gr20" draw:text-style-name="P32" draw:layer="layout" svg:width="3.961cm" svg:height="3.961cm" svg:x="9.6cm" svg:y="4.4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Contrastes</text:span></text:p>
          </draw:text-box>
        </draw:frame>
        <draw:frame presentation:style-name="pr43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e faire ressortir le contenu, rendre les choses lisibles</text:span></text:p>
                <text:list>
                  <text:list-item>
                    <text:p text:style-name="P1"><text:span text:style-name="T8">Texte illisible → Contenu inutile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frame presentation:style-name="pr44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Contraster le texte par rapport à l'arrière-plan</text:span></text:p>
                <text:list>
                  <text:list-item>
                    <text:p text:style-name="P1"><text:span text:style-name="T8">Testeur de contraste : </text:span><text:span text:style-name="T16"><text:a xlink:href="https://webaim.org/resources/contrastchecker/" xlink:type="simple">https://webaim.org/resources/contrastchecker/</text:a>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Contraste - Solutions</text:span></text:p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12" draw:layer="layout" svg:width="8.705cm" svg:height="9.075cm" svg:x="1cm" svg:y="2.325cm">
          <draw:image xlink:href="Pictures/10000201000001490000015778EAB05FF6DC20F2.png" xlink:type="simple" xlink:show="embed" xlink:actuate="onLoad" loext:mime-type="image/png">
            <text:p/>
          </draw:image>
        </draw:frame>
        <draw:frame presentation:style-name="pr45" draw:text-style-name="P20" draw:layer="layout" svg:width="15.86cm" svg:height="5.8cm" svg:x="11.14cm" svg:y="2.4cm" presentation:class="outline" presentation:user-transformed="true">
          <draw:text-box>
            <text:p text:style-name="P19"><text:span text:style-name="T8">Les navigateurs permettent de savoir le ratio de contraste sur la propriété "color"</text:span></text:p>
          </draw:text-box>
        </draw:frame>
        <draw:frame draw:style-name="gr24" draw:text-style-name="P36" draw:layer="layout" svg:width="12.016cm" svg:height="2.384cm" svg:x="-0.416cm" svg:y="11.616cm">
          <draw:text-box>
            <text:p text:style-name="P14"><text:span text:style-name="T30">FF, Chrome ou Opera permettent de savoir le ratio de contraste entre l'arrière-plan et le text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25" draw:text-style-name="P37" draw:layer="layout" svg:width="1.2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6" draw:text-style-name="P38" draw:layer="layout" svg:width="0.548cm" svg:height="6.995cm" draw:transform="rotate (1.5707963267949) translate (21.2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8" draw:layer="layout" svg:width="26.924cm" svg:height="1.732cm" svg:x="0.536cm" svg:y="7.009cm" presentation:class="title" presentation:user-transformed="true">
          <draw:text-box>
            <text:p text:style-name="P14"><text:span text:style-name="T22">Mauvais UX en vrac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- Label</text:span></text:p>
          </draw:text-box>
        </draw:frame>
        <draw:frame presentation:style-name="pr47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Permettent d'indiquer le libellé d'un champ</text:span></text:p>
                <text:list>
                  <text:list-item>
                    <text:p text:style-name="P1"><text:span text:style-name="T8">Le nom d'un champ</text:span></text:p>
                  </text:list-item>
                </text:list>
              </text:list-item>
              <text:list-item>
                <text:p text:style-name="P1"><text:span text:style-name="T8">Ne doit pas être remplacé par un placeholder</text:span></text:p>
                <text:list>
                  <text:list-item>
                    <text:p text:style-name="P1"><text:span text:style-name="T8">Une fois le champ rempli, je ne sais pas à quoi il correspond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 - Label</text:span></text:p>
          </draw:text-box>
        </draw:frame>
        <draw:frame draw:style-name="gr27" draw:text-style-name="P12" draw:layer="layout" svg:width="10.017cm" svg:height="8.799cm" svg:x="0.983cm" svg:y="2.2cm">
          <draw:image xlink:href="Pictures/10000201000003CA00000354959CA1663C54EEB9.png" xlink:type="simple" xlink:show="embed" xlink:actuate="onLoad" loext:mime-type="image/png">
            <text:p/>
          </draw:image>
        </draw:frame>
        <draw:frame draw:style-name="gr2" draw:text-style-name="P12" draw:layer="layout" svg:width="12.621cm" svg:height="7.593cm" svg:x="13.2cm" svg:y="2.6cm">
          <draw:image xlink:href="Pictures/10000201000001DD0000011FB9AF63D0241B9EF2.png" xlink:type="simple" xlink:show="embed" xlink:actuate="onLoad" loext:mime-type="image/png">
            <text:p/>
          </draw:image>
        </draw:frame>
        <draw:custom-shape draw:style-name="gr28" draw:text-style-name="P32" draw:layer="layout" svg:width="2.4cm" svg:height="2.4cm" svg:x="4.8cm" svg:y="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9" draw:text-style-name="P40" draw:layer="layout" svg:width="12.016cm" svg:height="3.806cm" svg:x="0.584cm" svg:y="11.659cm">
          <draw:text-box>
            <text:p text:style-name="P14"><text:span text:style-name="T31">Incorrect : </text:span></text:p>
            <text:p text:style-name="P14"><text:span text:style-name="T32">L'attribut "placeholder" fait office de libellé de champ, une fois rempli, on ne sait pas son rôle.</text:span><text:span text:style-name="T32"><text:line-break/></text:span><text:span text:style-name="T31">Ne faites jamais ça</text:span></text:p>
          </draw:text-box>
        </draw:frame>
        <draw:frame draw:style-name="gr27" draw:text-style-name="P12" draw:layer="layout" svg:width="2.538cm" svg:height="2.538cm" svg:x="18.462cm" svg:y="8.863cm">
          <draw:image xlink:href="Pictures/100002010000006000000060F572A2F3DC7F8625.png" xlink:type="simple" xlink:show="embed" xlink:actuate="onLoad" loext:mime-type="image/png">
            <text:p/>
          </draw:image>
        </draw:frame>
        <draw:frame draw:style-name="gr24" draw:text-style-name="P40" draw:layer="layout" svg:width="12.016cm" svg:height="2.384cm" svg:x="13.784cm" svg:y="11.66cm">
          <draw:text-box>
            <text:p text:style-name="P14"><text:span text:style-name="T31">Correct : </text:span></text:p>
            <text:p text:style-name="P14"><text:span text:style-name="T32">Le libellé du champ est visible même quand le champ associé est rempli</text:span></text:p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25">Formulaire</text:span><text:span text:style-name="T7"> – Label - Solution</text:span></text:p>
          </draw:text-box>
        </draw:frame>
        <draw:frame presentation:style-name="pr48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Utiliser la balise &lt;label&gt; associée à son élément de formulaire</text:span></text:p>
              </text:list-item>
            </text:list>
          </draw:text-box>
        </draw:frame>
        <draw:frame draw:style-name="gr23" draw:text-style-name="P35" draw:layer="layout" svg:width="25.147cm" svg:height="2.677cm" svg:x="1.019cm" svg:y="13.447cm">
          <draw:text-box>
            <text:p><text:span text:style-name="T27">Source(s) :</text:span></text:p>
            <text:list text:style-name="L1">
              <text:list-item>
                <text:p><text:span text:style-name="T28"><text:a xlink:href="https://www.anysurfer.be/fr/blog/detail/lelement-placeholder-nest-pas-un-label" xlink:type="simple">https://www.anysurfer.be/fr/blog/detail/lelement-placeholder-nest-pas-un-label</text:a></text:span></text:p>
              </text:list-item>
              <text:list-item>
                <text:p><text:span text:style-name="T28"><text:a xlink:href="https://www.w3schools.com/howto/howto_css_form_icon.asp" xlink:type="simple">https://www.w3schools.com/howto/howto_css_form_icon.asp</text:a></text:span><text:span text:style-name="T33"><text:s/>- mauvaise pratique</text:span></text:p>
              </text:list-item>
              <text:list-item>
                <text:p><text:span text:style-name="T34"><text:a xlink:href="http://www.ohmyband.fr/CANDIDAT.html?anchor=form%20candidat" xlink:type="simple">http://www.ohmyband.fr/CANDIDAT.html?anchor=form%20candidat</text:a></text:span><text:span text:style-name="T35"><text:s/></text:span><text:span text:style-name="T33">- mauvaise pratique</text:span></text:p>
              </text:list-item>
            </text:list>
            <text:p><text:span text:style-name="T29"/></text:p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Formulaire – Label - Solution</text:span></text:p>
          </draw:text-box>
        </draw:frame>
        <draw:frame presentation:style-name="pr49" draw:text-style-name="P20" draw:layer="layout" svg:width="26.06cm" svg:height="1.5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17">Exemple Airbnb</text:span></text:p>
              </text:list-item>
            </text:list>
          </draw:text-box>
        </draw:frame>
        <draw:frame draw:style-name="gr2" draw:text-style-name="P12" draw:layer="layout" svg:width="13.34cm" svg:height="2.018cm" svg:x="0.46cm" svg:y="4.782cm">
          <draw:image xlink:href="Pictures/100002010000028E000000633CA9445ED1C0F6CC.png" xlink:type="simple" xlink:show="embed" xlink:actuate="onLoad" loext:mime-type="image/png">
            <text:p/>
          </draw:image>
        </draw:frame>
        <draw:frame draw:style-name="gr2" draw:text-style-name="P12" draw:layer="layout" svg:width="13.06cm" svg:height="2.047cm" svg:x="14.324cm" svg:y="4.753cm">
          <draw:image xlink:href="Pictures/10000201000002910000006738A46051D7709C57.png" xlink:type="simple" xlink:show="embed" xlink:actuate="onLoad" loext:mime-type="image/png">
            <text:p/>
          </draw:image>
        </draw:frame>
        <draw:frame draw:style-name="gr24" draw:text-style-name="P41" draw:layer="layout" svg:width="12.016cm" svg:height="2.384cm" svg:x="0.4cm" svg:y="7.194cm">
          <draw:text-box>
            <text:p text:style-name="P1"><text:span text:style-name="T31">État par défaut :</text:span></text:p>
            <text:p text:style-name="P1"><text:span text:style-name="T30">Le libellé sert placeholder</text:span></text:p>
          </draw:text-box>
        </draw:frame>
        <draw:frame draw:style-name="gr30" draw:text-style-name="P41" draw:layer="layout" svg:width="12.8cm" svg:height="3.095cm" svg:x="14.2cm" svg:y="7.194cm">
          <draw:text-box>
            <text:p text:style-name="P1"><text:span text:style-name="T31">État au focus :</text:span></text:p>
            <text:p text:style-name="P1"><text:span text:style-name="T30">Le libellé passe au-dessus du champ et garde sa place tant que le champ est rempli</text:span></text:p>
          </draw:text-box>
        </draw:frame>
        <draw:frame draw:style-name="gr31" draw:text-style-name="P22" draw:layer="layout" svg:width="25.147cm" svg:height="1.2cm" svg:x="1.023cm" svg:y="14cm">
          <draw:text-box>
            <text:p><text:span text:style-name="T10">Source(s) :</text:span></text:p>
            <text:list text:style-name="L1">
              <text:list-item>
                <text:p><text:span text:style-name="T11"><text:a xlink:href="https://www.airbnb.fr/login?redirect_url=%2Fbecome-a-host" xlink:type="simple">https://www.airbnb.fr/login?redirect_url=%2Fbecome-a-host</text:a></text:span><text:span text:style-name="T36"><text:s/>- Cliquez dans le champ "Numéro de téléphone"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0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Option cochée par défaut</text:span></text:p>
                <text:list>
                  <text:list-item>
                    <text:p text:style-name="P1"><text:span text:style-name="T8">Illégal pour certaines choses</text:span></text:p>
                  </text:list-item>
                </text:list>
              </text:list-item>
              <text:list-item>
                <text:p text:style-name="P1"><text:span text:style-name="T8">Les vidéos en lecture automatique</text:span></text:p>
                <text:list>
                  <text:list-item>
                    <text:p text:style-name="P1"><text:span text:style-name="T8">Pire avec du son</text:span></text:p>
                  </text:list-item>
                </text:list>
              </text:list-item>
              <text:list-item>
                <text:p text:style-name="P1"><text:span text:style-name="T8">Les popups d'inscription newsletter</text:span></text:p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1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Formulaire trop long</text:span></text:p>
                <text:list>
                  <text:list-item>
                    <text:p text:style-name="P1"><text:span text:style-name="T8">Solution : le segmenter, faire un wizard</text:span></text:p>
                  </text:list-item>
                </text:list>
              </text:list-item>
              <text:list-item>
                <text:p text:style-name="P1"><text:span text:style-name="T8">Défilement modifié</text:span></text:p>
                <text:list>
                  <text:list-item>
                    <text:p text:style-name="P1"><text:span text:style-name="T8">Solution : laisser le défilement original</text:span></text:p>
                  </text:list-item>
                </text:list>
              </text:list-item>
              <text:list-item>
                <text:p text:style-name="P1"><text:span text:style-name="T8">Call-to-action (cta) pas clair</text:span></text:p>
                <text:list>
                  <text:list-item>
                    <text:p text:style-name="P1"><text:span text:style-name="T8">Solution : rentre les libellés clairs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Hall of shame</text:span></text:p>
          </draw:text-box>
        </draw:frame>
        <draw:frame presentation:style-name="pr52" draw:text-style-name="P20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9"><text:span text:style-name="T8">Non respect de la loi de Hick-Hyman</text:span></text:p>
                <text:list>
                  <text:list-item>
                    <text:p text:style-name="P1"><text:span text:style-name="T8">Solution : Limiter le nombre de choix</text:span></text:p>
                  </text:list-item>
                </text:list>
              </text:list-item>
              <text:list-item>
                <text:p text:style-name="P1"><text:span text:style-name="T8">Non respect de la théorie de la Gestalt </text:span></text:p>
                <text:list>
                  <text:list-item>
                    <text:p text:style-name="P1"><text:span text:style-name="T8">Solution : Les respecter</text:span></text:p>
                  </text:list-item>
                </text:list>
              </text:list-item>
              <text:list-item>
                <text:p text:style-name="P1"><text:span text:style-name="T8">Défilement infini</text:span></text:p>
                <text:list>
                  <text:list-item>
                    <text:p text:style-name="P1"><text:span text:style-name="T8">Solution : Mettre une pagination</text:span></text:p>
                  </text:list-item>
                </text:list>
              </text:list-item>
            </text:list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3" draw:text-style-name="P22" draw:layer="layout" svg:width="25.147cm" svg:height="2.147cm" svg:x="1.023cm" svg:y="13.5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www.darkpatterns.org/" xlink:type="simple">https://www.darkpatterns.org/</text:a></text:span><text:span text:style-name="T36"><text:s/></text:span><text:span text:style-name="T24">- anglais – Exemple de dark patterns</text:span></text:p>
              </text:list-item>
              <text:list-item>
                <text:p><text:span text:style-name="T11"><text:a xlink:href="https://www.usabilis.com/definition-de-loi-de-hick-loi-de-hick-hyman/#loidehick" xlink:type="simple">https://www.usabilis.com/definition-de-loi-de-hick-loi-de-hick-hyman/#loidehick</text:a></text:span></text:p>
              </text:list-item>
              <text:list-item>
                <text:p><text:span text:style-name="T11"><text:a xlink:href="https://fr.wikipedia.org/wiki/Psychologie_de_la_forme#Les_principales_lois_de_la_Gestalt" xlink:type="simple">https://fr.wikipedia.org/wiki/Psychologie_de_la_forme#Les_principales_lois_de_la_Gestal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6" draw:text-style-name="P18" draw:layer="layout" svg:width="25.198cm" svg:height="1.303cm" svg:x="1.393cm" svg:y="0.627cm" presentation:class="title" presentation:user-transformed="true">
          <draw:text-box>
            <text:p text:style-name="P1"><text:span text:style-name="T7">Petit test pour terminer</text:span></text:p>
          </draw:text-box>
        </draw:frame>
        <draw:custom-shape draw:style-name="gr11" draw:text-style-name="P21" draw:layer="layout" svg:width="0.913cm" svg:height="6.687cm" draw:transform="rotate (-1.5707963267949) translate (28.06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2" draw:layer="layout" svg:width="25.147cm" svg:height="1.397cm" svg:x="1.023cm" svg:y="13.803cm">
          <draw:text-box>
            <text:p><text:span text:style-name="T10">Source(s) :</text:span></text:p>
            <text:list text:style-name="L1">
              <text:list-item>
                <text:p><text:span text:style-name="T11"><text:a xlink:href="https://10ideesrecuesenuxdesign.castoretpollux.com/fr/" xlink:type="simple">https://10ideesrecuesenuxdesign.castoretpollux.com/fr/</text:a></text:span></text:p>
              </text:list-item>
            </text:list>
          </draw:text-box>
        </draw:frame>
        <draw:frame draw:style-name="gr34" draw:text-style-name="P42" draw:layer="layout" svg:width="27.4cm" svg:height="1.4cm" svg:x="0.4cm" svg:y="2.6cm">
          <draw:text-box>
            <text:p text:style-name="P14"><text:span text:style-name="T37"><text:a xlink:href="https://10ideesrecuesenuxdesign.castoretpollux.com/fr/" xlink:type="simple">https://10ideesrecuesenuxdesign.castoretpollux.com/fr/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35" draw:text-style-name="P43" draw:layer="layout" svg:width="1.442cm" svg:height="10.899cm" draw:transform="rotate (-3.14159265358979) translate (28.042cm 15.7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44" draw:layer="layout" svg:width="0.548cm" svg:height="24.795cm" draw:transform="rotate (1.5707963267949) translate (3.4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28" draw:layer="layout" svg:width="26.924cm" svg:height="3.311cm" svg:x="0.538cm" svg:y="6.22cm" presentation:class="title" presentation:user-transformed="true">
          <draw:text-box>
            <text:p text:style-name="P14"><text:span text:style-name="T22">Connaissez-vous </text:span><text:span text:style-name="T22"><text:line-break/></text:span><text:span text:style-name="T22">de mauvaises pratiques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39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Default" presentation:presentation-page-layout-name="AL3T1">
        <office:forms form:automatic-focus="false" form:apply-design-mode="false"/>
        <draw:frame presentation:style-name="pr53" draw:text-style-name="P45" draw:layer="layout" svg:width="25.198cm" svg:height="12.191cm" svg:x="1.4cm" svg:y="1.713cm">
          <draw:text-box>
            <text:p><text:span text:style-name="T38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4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1-25T16:13:21.705000000</dc:date>
    <meta:editing-duration>P21DT8H22M28S</meta:editing-duration>
    <meta:editing-cycles>969</meta:editing-cycles>
    <meta:generator>LibreOffice/6.2.5.2$Windows_X86_64 LibreOffice_project/1ec314fa52f458adc18c4f025c545a4e8b22c159</meta:generator>
    <meta:document-statistic meta:object-count="318"/>
  </office:meta>
</office:document-meta>
</file>